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Helvetica" svg:font-family="Helvetica" style:font-family-generic="roman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Body" style:master-page-name="MP0" style:family="paragraph">
      <style:paragraph-properties fo:break-before="page" fo:text-align="center" style:page-number="1"/>
    </style:style>
    <style:style style:name="T2" style:parent-style-name="Zadanifontodlomka" style:family="text">
      <style:text-properties style:font-name="Times New Roman" fo:font-size="14pt" style:font-size-asian="14pt" style:font-size-complex="14pt" fo:language="hr" fo:country="HR"/>
    </style:style>
    <style:style style:name="T3" style:parent-style-name="Zadanifontodlomka" style:family="text">
      <style:text-properties style:font-name="Times New Roman" fo:font-size="14pt" style:font-size-asian="14pt" style:font-size-complex="14pt" fo:language="hr" fo:country="HR"/>
    </style:style>
    <style:style style:name="T4" style:parent-style-name="Zadanifontodlomka" style:family="text">
      <style:text-properties style:font-name="Times New Roman" fo:font-size="14pt" style:font-size-asian="14pt" style:font-size-complex="14pt" fo:language="hr" fo:country="HR"/>
    </style:style>
    <style:style style:name="T5" style:parent-style-name="Zadanifontodlomka" style:family="text">
      <style:text-properties style:font-name="Times New Roman" fo:font-size="14pt" style:font-size-asian="14pt" style:font-size-complex="14pt" fo:language="hr" fo:country="HR"/>
    </style:style>
    <style:style style:name="P6" style:parent-style-name="Body" style:family="paragraph">
      <style:paragraph-properties fo:text-align="center"/>
    </style:style>
    <style:style style:name="T7" style:parent-style-name="Zadanifontodlomka" style:family="text">
      <style:text-properties style:font-name="Times New Roman" fo:font-weight="bold" style:font-weight-asian="bold" style:font-weight-complex="bold" fo:font-size="14pt" style:font-size-asian="14pt" style:font-size-complex="14pt" fo:language="hr" fo:country="HR"/>
    </style:style>
    <style:style style:name="T8" style:parent-style-name="Zadanifontodlomka" style:family="text">
      <style:text-properties style:font-name="Times New Roman" fo:font-weight="bold" style:font-weight-asian="bold" style:font-weight-complex="bold" fo:font-size="14pt" style:font-size-asian="14pt" style:font-size-complex="14pt" fo:language="hr" fo:country="HR"/>
    </style:style>
    <style:style style:name="P9" style:parent-style-name="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10" style:parent-style-name="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11" style:parent-style-name="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12" style:parent-style-name="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13" style:parent-style-name="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14" style:parent-style-name="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15" style:parent-style-name="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16" style:parent-style-name="Body" style:family="paragraph">
      <style:paragraph-properties fo:text-align="center"/>
    </style:style>
    <style:style style:name="T17" style:parent-style-name="Zadanifontodlomka" style:family="text">
      <style:text-properties style:font-name="Times New Roman" fo:font-size="14pt" style:font-size-asian="14pt" style:font-size-complex="14pt" fo:language="hr" fo:country="HR"/>
    </style:style>
    <style:style style:name="P18" style:parent-style-name="Body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19" style:parent-style-name="Body" style:family="paragraph">
      <style:paragraph-properties fo:text-align="center"/>
    </style:style>
    <style:style style:name="T20" style:parent-style-name="Zadanifontodlomka" style:family="text">
      <style:text-properties style:font-name="Times New Roman" fo:font-weight="bold" style:font-weight-asian="bold" style:font-weight-complex="bold" fo:font-size="20pt" style:font-size-asian="20pt" style:font-size-complex="20pt" fo:language="hr" fo:country="HR"/>
    </style:style>
    <style:style style:name="P21" style:parent-style-name="Body" style:family="paragraph">
      <style:paragraph-properties fo:text-align="center"/>
      <style:text-properties style:font-name="Times New Roman" fo:font-size="12pt" style:font-size-asian="12pt" style:font-size-complex="12pt" fo:language="hr" fo:country="HR"/>
    </style:style>
    <style:style style:name="P22" style:parent-style-name="Body" style:family="paragraph">
      <style:paragraph-properties fo:text-align="center"/>
    </style:style>
    <style:style style:name="T23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P24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8pt" style:font-size-asian="18pt" style:font-size-complex="18pt" fo:language="hr" fo:country="HR"/>
    </style:style>
    <style:style style:name="P25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8pt" style:font-size-asian="18pt" style:font-size-complex="18pt" fo:language="hr" fo:country="HR"/>
    </style:style>
    <style:style style:name="P26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8pt" style:font-size-asian="18pt" style:font-size-complex="18pt" fo:language="hr" fo:country="HR"/>
    </style:style>
    <style:style style:name="P27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8pt" style:font-size-asian="18pt" style:font-size-complex="18pt" fo:language="hr" fo:country="HR"/>
    </style:style>
    <style:style style:name="P28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8pt" style:font-size-asian="18pt" style:font-size-complex="18pt" fo:language="hr" fo:country="HR"/>
    </style:style>
    <style:style style:name="P29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8pt" style:font-size-asian="18pt" style:font-size-complex="18pt" fo:language="hr" fo:country="HR"/>
    </style:style>
    <style:style style:name="P30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8pt" style:font-size-asian="18pt" style:font-size-complex="18pt" fo:language="hr" fo:country="HR"/>
    </style:style>
    <style:style style:name="P31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8pt" style:font-size-asian="18pt" style:font-size-complex="18pt" fo:language="hr" fo:country="HR"/>
    </style:style>
    <style:style style:name="P32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8pt" style:font-size-asian="18pt" style:font-size-complex="18pt" fo:language="hr" fo:country="HR"/>
    </style:style>
    <style:style style:name="P33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34" style:parent-style-name="Body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 fo:language="hr" fo:country="HR"/>
    </style:style>
    <style:style style:name="P35" style:parent-style-name="Body" style:family="paragraph">
      <style:paragraph-properties fo:text-align="center" fo:margin-bottom="0in"/>
      <style:text-properties fo:language="hr" fo:country="HR"/>
    </style:style>
    <style:style style:name="P36" style:parent-style-name="Body" style:family="paragraph">
      <style:paragraph-properties fo:text-align="center" fo:margin-bottom="0in"/>
      <style:text-properties fo:language="hr" fo:country="HR"/>
    </style:style>
    <style:style style:name="P37" style:parent-style-name="Body" style:family="paragraph">
      <style:paragraph-properties fo:margin-top="0.0833in" fo:margin-bottom="0.0833in" fo:line-height="100%"/>
    </style:style>
    <style:style style:name="T38" style:parent-style-name="Zadanifontodlomka" style:family="text">
      <style:text-properties style:font-name="Times New Roman" fo:font-weight="bold" style:font-weight-asian="bold" style:font-weight-complex="bold" fo:font-size="14pt" style:font-size-asian="14pt" style:font-size-complex="14pt" fo:language="hr" fo:country="HR"/>
    </style:style>
    <style:style style:name="P39" style:parent-style-name="Body" style:family="paragraph">
      <style:paragraph-properties fo:margin-top="0.0833in" fo:margin-bottom="0.0833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hr" fo:country="HR"/>
    </style:style>
    <style:style style:name="P40" style:parent-style-name="Body" style:list-style-name="WWNum2" style:family="paragraph">
      <style:paragraph-properties fo:margin-top="0.0833in" fo:margin-bottom="0.0833in" fo:line-height="100%"/>
    </style:style>
    <style:style style:name="T41" style:parent-style-name="Zadanifontodlomka" style:family="text">
      <style:text-properties fo:font-size="12pt" style:font-size-asian="12pt" style:font-size-complex="12pt" fo:language="hr" fo:country="HR"/>
    </style:style>
    <style:style style:name="T42" style:parent-style-name="Zadanifontodlomka" style:family="text">
      <style:text-properties fo:font-size="12pt" style:font-size-asian="12pt" style:font-size-complex="12pt" fo:language="hr" fo:country="HR"/>
    </style:style>
    <style:style style:name="P43" style:parent-style-name="Body" style:list-style-name="WWNum2" style:family="paragraph">
      <style:paragraph-properties fo:margin-top="0.0833in" fo:margin-bottom="0.0833in" fo:line-height="100%"/>
    </style:style>
    <style:style style:name="T44" style:parent-style-name="Zadanifontodlomka" style:family="text">
      <style:text-properties fo:font-size="12pt" style:font-size-asian="12pt" style:font-size-complex="12pt" fo:language="hr" fo:country="HR"/>
    </style:style>
    <style:style style:name="P45" style:parent-style-name="Body" style:family="paragraph">
      <style:paragraph-properties fo:margin-top="0.0833in" fo:margin-bottom="0.0833in" fo:line-height="100%"/>
    </style:style>
    <style:style style:name="T46" style:parent-style-name="Zadanifontodlomka" style:family="text">
      <style:text-properties fo:font-size="12pt" style:font-size-asian="12pt" style:font-size-complex="12pt" fo:language="hr" fo:country="HR"/>
    </style:style>
    <style:style style:name="P47" style:parent-style-name="Body" style:family="paragraph">
      <style:paragraph-properties fo:margin-top="0.0833in" fo:margin-bottom="0.0833in" fo:line-height="100%"/>
    </style:style>
    <style:style style:name="T48" style:parent-style-name="Zadanifontodlomka" style:family="text">
      <style:text-properties fo:font-size="12pt" style:font-size-asian="12pt" style:font-size-complex="12pt" fo:language="hr" fo:country="HR"/>
    </style:style>
    <style:style style:name="P49" style:parent-style-name="Body" style:family="paragraph">
      <style:paragraph-properties fo:margin-top="0.0833in" fo:margin-bottom="0.0833in" fo:line-height="100%"/>
    </style:style>
    <style:style style:name="T50" style:parent-style-name="Zadanifontodlomka" style:family="text">
      <style:text-properties fo:font-size="12pt" style:font-size-asian="12pt" style:font-size-complex="12pt" fo:language="hr" fo:country="HR"/>
    </style:style>
    <style:style style:name="P51" style:parent-style-name="Body" style:master-page-name="MP1" style:list-style-name="WWNum4" style:family="paragraph">
      <style:paragraph-properties fo:break-before="page" fo:margin-top="0.1666in" fo:margin-bottom="0.25in" fo:line-height="100%" style:page-number="1"/>
    </style:style>
    <style:style style:name="T53" style:parent-style-name="Zadanifontodlomka" style:family="text">
      <style:text-properties style:font-name="Times New Roman" fo:font-weight="bold" style:font-weight-asian="bold" style:font-weight-complex="bold" fo:font-size="16pt" style:font-size-asian="16pt" style:font-size-complex="16pt" fo:language="hr" fo:country="HR"/>
    </style:style>
    <style:style style:name="P54" style:parent-style-name="Body" style:family="paragraph">
      <style:paragraph-properties fo:text-align="justify" fo:margin-top="0.0833in" fo:margin-bottom="0.0833in" fo:text-indent="0.4923in"/>
    </style:style>
    <style:style style:name="T55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56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57" style:parent-style-name="Body" style:family="paragraph">
      <style:paragraph-properties fo:text-align="justify" fo:margin-top="0.0833in" fo:margin-bottom="0.0833in" fo:text-indent="0.4923in"/>
    </style:style>
    <style:style style:name="T58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59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60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61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62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63" style:parent-style-name="Body" style:family="paragraph">
      <style:paragraph-properties fo:text-align="justify" fo:margin-top="0.0833in" fo:margin-bottom="0.0833in" fo:text-indent="0.4923in"/>
    </style:style>
    <style:style style:name="T64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65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66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67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68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69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70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71" style:parent-style-name="Body" style:family="paragraph">
      <style:paragraph-properties fo:margin-top="0.0833in" fo:margin-bottom="0.0833in" fo:text-indent="0.4923in"/>
    </style:style>
    <style:style style:name="T72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P73" style:parent-style-name="Body" style:family="paragraph">
      <style:paragraph-properties fo:text-align="justify" fo:margin-top="0.0833in" fo:margin-bottom="0.0833in" fo:text-indent="0.4923in"/>
      <style:text-properties style:font-name="Times New Roman" style:font-name-asian="Times New Roman" style:font-name-complex="Times New Roman" fo:font-size="12pt" style:font-size-asian="12pt" style:font-size-complex="12pt" fo:language="hr" fo:country="HR"/>
    </style:style>
    <style:style style:name="P74" style:parent-style-name="Body" style:list-style-name="WWNum7" style:family="paragraph">
      <style:paragraph-properties fo:break-before="page" fo:margin-top="0.1666in" fo:margin-bottom="0.25in" fo:line-height="100%"/>
    </style:style>
    <style:style style:name="T75" style:parent-style-name="Zadanifontodlomka" style:family="text">
      <style:text-properties style:font-name="Times New Roman" fo:font-weight="bold" style:font-weight-asian="bold" style:font-weight-complex="bold" fo:font-size="16pt" style:font-size-asian="16pt" style:font-size-complex="16pt" fo:language="hr" fo:country="HR"/>
    </style:style>
    <style:style style:name="T76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77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78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79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80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81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82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83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84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85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86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87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88" style:parent-style-name="Zadanifontodlomka" style:family="text">
      <style:text-properties style:font-name="Times New Roman" fo:font-style="italic" style:font-style-asian="italic" style:font-style-complex="italic" fo:color="#4472C4" fo:font-size="12pt" style:font-size-asian="12pt" style:font-size-complex="12pt" fo:language="hr" fo:country="HR"/>
    </style:style>
    <style:style style:name="T89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90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91" style:parent-style-name="Zadanifontodlomka" style:family="text">
      <style:text-properties style:font-name="Times New Roman" fo:font-style="italic" style:font-style-asian="italic" style:font-style-complex="italic" fo:color="#4472C4" fo:font-size="12pt" style:font-size-asian="12pt" style:font-size-complex="12pt" fo:language="hr" fo:country="HR"/>
    </style:style>
    <style:style style:name="T92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93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94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95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96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97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98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99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00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01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02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03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04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05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06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07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08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09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10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11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12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13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14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15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116" style:parent-style-name="Body" style:family="paragraph">
      <style:text-properties style:font-name="Times New Roman" fo:color="#4472C4" fo:font-size="12pt" style:font-size-asian="12pt" style:font-size-complex="12pt" fo:language="hr" fo:country="HR"/>
    </style:style>
    <style:style style:name="T117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18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19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20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21" style:parent-style-name="Zadanifontodlomka" style:family="text">
      <style:text-properties style:font-name="Times New Roman" style:use-window-font-color="true" fo:font-size="12pt" style:font-size-asian="12pt" style:font-size-complex="12pt" fo:language="hr" fo:country="HR"/>
    </style:style>
    <style:style style:name="T122" style:parent-style-name="Zadanifontodlomka" style:family="text">
      <style:text-properties style:font-name="Times New Roman" style:use-window-font-color="true" fo:font-size="12pt" style:font-size-asian="12pt" style:font-size-complex="12pt" fo:language="hr" fo:country="HR"/>
    </style:style>
    <style:style style:name="T123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24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25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26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27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28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29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30" style:parent-style-name="Zadanifontodlomka" style:family="text">
      <style:text-properties style:font-name="Times New Roman" fo:color="#4472C4" fo:font-size="12pt" style:font-size-asian="12pt" style:font-size-complex="12pt" fo:language="hr" fo:country="HR"/>
    </style:style>
    <style:style style:name="T131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32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33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34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35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36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37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38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39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40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41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42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43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44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45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46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47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48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49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50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51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52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53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54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55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56" style:parent-style-name="Zadanifontodlomka" style:family="text">
      <style:text-properties style:font-name="Times New Roman" fo:font-style="italic" style:font-style-asian="italic" style:font-style-complex="italic" fo:font-size="12pt" style:font-size-asian="12pt" style:font-size-complex="12pt" fo:language="hr" fo:country="HR"/>
    </style:style>
    <style:style style:name="T157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58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59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60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61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162" style:parent-style-name="Body" style:family="paragraph">
      <style:text-properties style:font-name="Times New Roman" style:font-name-asian="Times New Roman" style:font-name-complex="Times New Roman" fo:font-size="12pt" style:font-size-asian="12pt" style:font-size-complex="12pt" fo:language="hr" fo:country="HR"/>
    </style:style>
    <style:style style:name="P163" style:parent-style-name="Body" style:family="paragraph">
      <style:paragraph-properties fo:margin-top="0.1666in" fo:margin-bottom="0.25in" fo:line-height="100%"/>
    </style:style>
    <style:style style:name="T164" style:parent-style-name="Zadanifontodlomka" style:family="text">
      <style:text-properties style:font-name="Times New Roman" fo:font-weight="bold" style:font-weight-asian="bold" style:font-weight-complex="bold" fo:font-size="16pt" style:font-size-asian="16pt" style:font-size-complex="16pt" fo:language="hr" fo:country="HR"/>
    </style:style>
    <style:style style:name="P165" style:parent-style-name="Body" style:list-style-name="WWNum14" style:family="paragraph"/>
    <style:style style:name="T166" style:parent-style-name="Zadanifontodlomka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font-size="12pt" style:font-size-asian="12pt" style:font-size-complex="12pt" fo:language="hr" fo:country="HR"/>
    </style:style>
    <style:style style:name="P167" style:parent-style-name="Body" style:list-style-name="WWNum14" style:family="paragraph"/>
    <style:style style:name="T168" style:parent-style-name="Zadanifontodlomka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font-size="12pt" style:font-size-asian="12pt" style:font-size-complex="12pt" fo:language="hr" fo:country="HR"/>
    </style:style>
    <style:style style:name="T169" style:parent-style-name="Zadanifontodlomka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font-size="12pt" style:font-size-asian="12pt" style:font-size-complex="12pt" fo:language="hr" fo:country="HR"/>
    </style:style>
    <style:style style:name="P170" style:parent-style-name="Body" style:list-style-name="WWNum14" style:family="paragraph"/>
    <style:style style:name="T171" style:parent-style-name="Zadanifontodlomka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font-size="12pt" style:font-size-asian="12pt" style:font-size-complex="12pt" fo:language="hr" fo:country="HR"/>
    </style:style>
    <style:style style:name="P172" style:parent-style-name="Body" style:list-style-name="WWNum14" style:family="paragraph"/>
    <style:style style:name="T173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174" style:parent-style-name="Body" style:list-style-name="WWNum14" style:family="paragraph"/>
    <style:style style:name="T175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176" style:parent-style-name="Body" style:list-style-name="WWNum14" style:family="paragraph"/>
    <style:style style:name="T177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178" style:parent-style-name="Body" style:list-style-name="WWNum14" style:family="paragraph"/>
    <style:style style:name="T179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T180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181" style:parent-style-name="Body" style:list-style-name="WWNum14" style:family="paragraph"/>
    <style:style style:name="T182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183" style:parent-style-name="Body" style:list-style-name="WWNum14" style:family="paragraph"/>
    <style:style style:name="T184" style:parent-style-name="Zadanifontodlomka" style:family="text">
      <style:text-properties style:font-name="Times New Roman" fo:font-size="12pt" style:font-size-asian="12pt" style:font-size-complex="12pt" fo:language="hr" fo:country="HR"/>
    </style:style>
    <style:style style:name="P185" style:parent-style-name="Body" style:list-style-name="WWNum14" style:family="paragraph"/>
    <style:style style:name="T186" style:parent-style-name="Zadanifontodlomka" style:family="text">
      <style:text-properties style:font-name="Times New Roman" style:font-name-complex="Times New Roman" fo:color="#4472C4" fo:language="hr" fo:country="HR"/>
    </style:style>
    <style:style style:name="T187" style:parent-style-name="Zadanifontodlomka" style:family="text">
      <style:text-properties style:font-name="Times New Roman" style:font-name-complex="Times New Roman" fo:color="#4472C4" fo:language="hr" fo:country="HR"/>
    </style:style>
    <style:style style:name="P188" style:parent-style-name="Body" style:list-style-name="WWNum14" style:family="paragraph"/>
    <style:style style:name="T189" style:parent-style-name="Zadanifontodlomka" style:family="text">
      <style:text-properties style:font-name="Times New Roman" style:font-name-complex="Times New Roman" fo:color="#4472C4" fo:language="hr" fo:country="HR"/>
    </style:style>
    <style:style style:name="P190" style:parent-style-name="Body" style:list-style-name="WWNum14" style:family="paragraph"/>
    <style:style style:name="T191" style:parent-style-name="Zadanifontodlomka" style:family="text">
      <style:text-properties style:font-name="Times New Roman" style:font-name-complex="Times New Roman" fo:color="#4472C4" fo:language="hr" fo:country="HR"/>
    </style:style>
    <style:style style:name="P192" style:parent-style-name="Body" style:list-style-name="WWNum14" style:family="paragraph"/>
    <style:style style:name="T193" style:parent-style-name="Zadanifontodlomka" style:family="text">
      <style:text-properties style:font-name="Times New Roman" style:font-name-complex="Times New Roman" fo:color="#4472C4" fo:language="hr" fo:country="HR"/>
    </style:style>
    <style:style style:name="P194" style:parent-style-name="Body" style:family="paragraph">
      <style:paragraph-properties fo:margin-left="0.25in">
        <style:tab-stops/>
      </style:paragraph-properties>
      <style:text-properties fo:language="hr" fo:country="HR"/>
    </style:style>
    <style:style style:name="P195" style:parent-style-name="Body" style:family="paragraph">
      <style:text-properties fo:language="hr" fo:country="HR"/>
    </style:style>
  </office:automatic-styles>
  <office:body>
    <office:text text:use-soft-page-breaks="true">
      <text:p text:style-name="P1"><text:span text:style-name="T2">SVEU</text:span><text:span text:style-name="T3">Č</text:span><text:span text:style-name="T4">ILI</text:span><text:span text:style-name="T5">ŠTE U ZAGREBU</text:span></text:p>
      <text:p text:style-name="P6"><text:span text:style-name="T7">PRIRODOSLOVNO-MATEMATIČ</text:span><text:span text:style-name="T8">KI FAKULTET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Dokumentacija za završni projekt iz predmeta Multimedijski sustavi</text:span></text:p>
      <text:p text:style-name="P18"/>
      <text:p text:style-name="P19"><text:span text:style-name="T20">IGRICE S LOPTICOM</text:span></text:p>
      <text:p text:style-name="P21">Tea Poljanić</text:p>
      <text:p text:style-name="P22"><text:span text:style-name="T23">Dorada dokumentacije: Tihana Štifanić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Sadržaj</text:span></text:p>
      <text:p text:style-name="P39"/>
      <text:list text:style-name="WWNum2">
        <text:list-item text:start-value="1">
          <text:p text:style-name="P40"><text:span text:style-name="T41">Opis<text:s/></text:span><text:span text:style-name="T42">programa………………………………………………………………………………1</text:span></text:p>
        </text:list-item>
        <text:list-item>
          <text:p text:style-name="P43"><text:span text:style-name="T44">Grafički dio………………………………………………………………………………….2</text:span></text:p>
        </text:list-item>
      </text:list>
      <text:p text:style-name="P45"><text:span text:style-name="T46">3. Opis funkcija………………………………………………………………………………..5</text:span></text:p>
      <text:p text:style-name="P47"><text:span text:style-name="T48">4. Moguća poboljšanja…………………………………………………………………………8</text:span></text:p>
      <text:p text:style-name="P49"><text:span text:style-name="T50">5. Literatura…………………………………………………………………………………….9</text:span></text:p>
      <text:list text:style-name="WWNum4">
        <text:list-item text:start-value="1">
          <text:p text:style-name="P51"><text:span text:style-name="T53">Opis programa</text:span></text:p>
        </text:list-item>
      </text:list>
      <text:p text:style-name="P54"><text:span text:style-name="T55">U<text:s/></text:span><text:span text:style-name="T56">ovom programu implementirala sam dvije jednostavne igrice koristeći Processing. Radi se o igricama u kojima se koriste loptice. Jedna verzija je za jednog igrača dok je druga za dva igrača.</text:span></text:p>
      <text:p text:style-name="P57"><text:span text:style-name="T58">Igrica za jednog igrača<text:s/></text:span><text:span text:style-name="T59">(Skupi loptice)<text:s/></text:span><text:span text:style-name="T60">sastoji se od tri vrste loptica, crvena, p</text:span><text:span text:style-name="T61">lava i zelena. Crvena je naša loptica i njom upravljamo pomoću miša. Cilj je pomoću nje dotaknuti što više zelenih loptica. Dodirom na zelenu lopticu, naš rezultat se povećava a broj plavih loptica se povećava za jedan. Igra traje sve dok ne dotaknemo plav</text:span><text:span text:style-name="T62">u lopticu.</text:span></text:p>
      <text:p text:style-name="P63"><text:span text:style-name="T64">Druga igrica</text:span><text:span text:style-name="T65"><text:s/></text:span><text:span text:style-name="T66">(</text:span><text:span text:style-name="T67">P</text:span><text:span text:style-name="T68">ong)</text:span><text:span text:style-name="T69"><text:s/>sastoji se od jedne loptice te dvije pločice s kojima udaramo lopticu. Svaki igrač upravlja jednom pločicom i miče je tako da uspije udariti lopticu. Cilj je poslati lopticu protivniku tako da je on ne uspije udariti. Pobjednik je o</text:span><text:span text:style-name="T70">naj koji bude u tome uspješan 5 puta.</text:span></text:p>
      <text:p text:style-name="P71"><text:span text:style-name="T72">Potrebne dodatne biblioteke: controlP5</text:span></text:p>
      <text:p text:style-name="P73"/>
      <text:list text:style-name="WWNum7">
        <text:list-item text:start-value="2">
          <text:p text:style-name="P74"><text:span text:style-name="T75">Implementacija</text:span></text:p>
        </text:list-item>
      </text:list>
      <text:p text:style-name="Body"><text:span text:style-name="T76"><text:tab/>Prilikom implementacije, trebalo je odvojiti različite „zaslone“ igrice. Razlikujemo tako početni zaslon, zaslon s pravilima, zaslone prve i druge igrice te zaslone koji dolaze nakon prve i druge<text:s/></text:span><text:span text:style-name="T77">igrice.<text:s/></text:span><text:span text:style-name="T78">Također, postoje dva različita zaslona koji koja se prikazuju prije prve, odnosno druge igre, a služe za upis imena jednog, odnosno dva igrača. Trenutni zaslon</text:span><text:span text:style-name="T79"><text:s/>pratimo pomoću varijable<text:s/></text:span><text:span text:style-name="T80">prozor.<text:s/></text:span><text:span text:style-name="T81">Prilikom pokretanja programa najprije se pokreće funkcija<text:s/></text:span><text:span text:style-name="T82">setup()</text:span><text:span text:style-name="T83">. U njoj se</text:span><text:span text:style-name="T84"><text:s/></text:span><text:span text:style-name="T85">postavlja veličina i pozadina prozora te</text:span><text:span text:style-name="T86"><text:s/></text:span><text:span text:style-name="T87">instanciraju neki potrebni objekti, kao što su tablica za rang listu i tekstni okviri za upis imena igrača. Također, poziva se funkcija<text:s/></text:span><text:span text:style-name="T88">osvjeziIgre()</text:span><text:span text:style-name="T89">, koja postavlja neke početne postavke, ovisno o igri koja je odabrana (tj. prozoru u kojem se nalazimo).</text:span></text:p>
      <text:p text:style-name="Body"><text:span text:style-name="T90">Unutar<text:s/></text:span><text:span text:style-name="T91">osvjeziIgre()</text:span><text:span text:style-name="T92">, z</text:span><text:span text:style-name="T93">a prvu igricu postavljamo<text:s/></text:span><text:span text:style-name="T94">rezu</text:span><text:span text:style-name="T95">l</text:span><text:span text:style-name="T96">tat<text:s/></text:span><text:span text:style-name="T97"><text:s/>na nulu te inicijaliziramo prvu zelenu i plavu lopticu.</text:span><text:span text:style-name="T98"><text:s/></text:span><text:span text:style-name="T99">Za drugu igricu postavljamo lopticu na početnu poziciju</text:span><text:span text:style-name="T100">,</text:span><text:span text:style-name="T101"><text:s/>kao i pločice.</text:span></text:p>
      <text:p text:style-name="Body"><text:span text:style-name="T102"><text:tab/>Nakon ove funkcije, slijedi funkcija<text:s/></text:span><text:span text:style-name="T103">draw()<text:s/></text:span><text:span text:style-name="T104"><text:s/>koja</text:span><text:span text:style-name="T105"><text:s/></text:span><text:span text:style-name="T106">ciklički</text:span><text:span text:style-name="T107"><text:s/>izvršava različite stvari ovisno o pr</text:span><text:span text:style-name="T108">ozoru u kojem se nalazimo.</text:span></text:p>
      <text:p text:style-name="Body"><text:span text:style-name="T109">Za početni prozor ispisuje naslov „Igrice s lopticom“ te stvara tri gumba<text:s/></text:span><text:span text:style-name="T110">s naslovima<text:s/></text:span><text:span text:style-name="T111">„</text:span><text:span text:style-name="T112">SKUPI LOPTICE (1 igrač)</text:span><text:span text:style-name="T113">“, „</text:span><text:span text:style-name="T114">PONG (2 igrača)</text:span><text:span text:style-name="T115">“, „PRAVILA“. Klikom na određeni gumb, otvara se traženi prozor.</text:span></text:p>
      <text:p text:style-name="P116">Pritiskom gumba za odabir prve igrice,<text:s/>iscrtava se tekstni okvir u koji korisnik može upisati svoje ime. Ono se<text:s/>može sastojati od najviše 20 znakova. Također se prikazuje gumb „IGRAJ!“, kojim korisnik započinje igranje prve igrice.<text:line-break/>Slično vrijedi i za pritisak gumba za odabir prve igrice, osim što se tada prikazuju dva tekstualna okvira.</text:p>
      <text:p text:style-name="Body"><text:span text:style-name="T117">Za prvu igricu najprije iscrtava sve loptice koje se trebaju nalazit</text:span><text:span text:style-name="T118">i</text:span><text:span text:style-name="T119"><text:s/>n</text:span><text:span text:style-name="T120">a ekranu (jedna crvena, jedna zelena i određeni broj plavih). <text:s/>Također provjerava je li došlo do dodira crvene loptice s nekom drugom i u tom slučaju radi određeni sljedeći<text:s/></text:span><text:span text:style-name="T121">korak</text:span><text:span text:style-name="T122"><text:s/></text:span><text:span text:style-name="T123">– ako je dotaknuta zelena loptica, broj plavih<text:s/></text:span><text:span text:style-name="T124">se povećava</text:span><text:span text:style-name="T125">, a ako je dotaknuta plava loptica, igra završava te<text:s/></text:span><text:span text:style-name="T126">se</text:span><text:span text:style-name="T127"><text:s/>ažurira rang list</text:span><text:span text:style-name="T128">a</text:span><text:span text:style-name="T129"><text:s/>igrača</text:span><text:span text:style-name="T130"><text:s/>(ukoliko je to potrebno, pamtimo samo najboljih 10 igrača)</text:span><text:span text:style-name="T131">.</text:span></text:p>
      <text:p text:style-name="Body"><text:span text:style-name="T132">U slučaju druge igrice, poziva određene funkcije.</text:span></text:p>
      <text:p text:style-name="Body"><text:span text:style-name="T133">nacrtajLopticu()<text:s/></text:span><text:span text:style-name="T134">- crta lo</text:span><text:span text:style-name="T135">pticu na sredini ekrana, to je njena početna pozicija te se ta loptica kasnije miče</text:span><text:span text:style-name="T136"><text:s text:c="2"/></text:span></text:p>
      <text:p text:style-name="Body"><text:span text:style-name="T137">pomakniLopticu() -<text:s/></text:span><text:span text:style-name="T138">funkcija pomoću koje se loptica miče ovisno o brzini koja je u tom trenutku</text:span></text:p>
      <text:p text:style-name="Body"><text:span text:style-name="T139">loptica()<text:s/></text:span><text:span text:style-name="T140">- ova funkcija provjerava je li loptica udarila u bočne strane (</text:span><text:span text:style-name="T141">ako je, došlo je do kraja igre) ili u gornju i donju stranu (u tom slučaju se samo obija)</text:span></text:p>
      <text:p text:style-name="Body"><text:span text:style-name="T142">nacrtajPlocicu()<text:s/></text:span><text:span text:style-name="T143"><text:s/>- kreira dvije pločice pomoću kojih igrač udara lopticu</text:span></text:p>
      <text:p text:style-name="Body"><text:span text:style-name="T144">pomakniPlocicu()<text:s/></text:span><text:span text:style-name="T145">- u ovisnosti o pritisnutim tipkama (a, s, d, w za lijevog igrača i strelic</text:span><text:span text:style-name="T146">e za desnog igrača, pomiče pločicu gore - dol</text:span><text:span text:style-name="T147">j</text:span><text:span text:style-name="T148">e)</text:span></text:p>
      <text:p text:style-name="Body"><text:span text:style-name="T149">plocicaUZid()<text:s/></text:span><text:span text:style-name="T150">- provjerava je li pločica došla do vrha ili dna, ukoliko je ne dozvoljava više kretanje u tom smjeru</text:span></text:p>
      <text:p text:style-name="Body"><text:span text:style-name="T151">dodir()<text:s/></text:span><text:span text:style-name="T152">- funkcija pomoću koje provjeravamo je li loptica udarila u pločicu, u slučaju da je</text:span><text:span text:style-name="T153"><text:s/>mijenja joj se brzina te se loptica nastavlja kretati većom brzinom</text:span></text:p>
      <text:p text:style-name="Body"><text:span text:style-name="T154">rezultat() -<text:s/></text:span><text:span text:style-name="T155">pomoću ove funkcije se u svakom trenutku ispisuje rezultat u vrhu prozora</text:span></text:p>
      <text:p text:style-name="Body"><text:span text:style-name="T156">kraj() -<text:s/></text:span><text:span text:style-name="T157"><text:s/>ova funkcija označava kraj igre kada jedan od igrača postigne 5 pobjeda</text:span></text:p>
      <text:p text:style-name="Body"><text:span text:style-name="T158">U slučaju da se pr</text:span><text:span text:style-name="T159">ikazuje prozor nakon neke igrice (prozor == 3 || prozor ==4), prikazuje se poruka nakon odigrane igrice te dva gumba. Jedan gumb je za ponovno igranje iste igrice a drugi za povratak na početni izbornik.</text:span></text:p>
      <text:p text:style-name="Body"><text:span text:style-name="T160">Posljednji slučaj je kada se otvara prozor s pravili</text:span><text:span text:style-name="T161">ma. Tada se prikazuju pravila za obje igrice te gumb pomoću kojeg se vraćamo na početni izbornik.</text:span></text:p>
      <text:p text:style-name="P162"/>
      <text:h text:style-name="P163" text:outline-level="1"><text:span text:style-name="T164">Moguća poboljšanja</text:span></text:h>
      <text:list text:style-name="WWNum14">
        <text:list-item>
          <text:p text:style-name="P165"><text:span text:style-name="T166">Dodati upisivanje imena pojedinog igrača.</text:span></text:p>
        </text:list-item>
        <text:list-item>
          <text:p text:style-name="P167"><text:span text:style-name="T168">Dodati spremanje podataka za svakog igrača, spremanje njegovog uspjeha u pojedinoj<text:s/></text:span><text:span text:style-name="T169">igrici.</text:span></text:p>
        </text:list-item>
        <text:list-item>
          <text:p text:style-name="P170"><text:span text:style-name="T171">Kreiranje rang liste za pojedine igrice.</text:span></text:p>
        </text:list-item>
        <text:list-item>
          <text:p text:style-name="P172"><text:span text:style-name="T173">Dodati još igrica.</text:span></text:p>
        </text:list-item>
        <text:list-item>
          <text:p text:style-name="P174"><text:span text:style-name="T175">U prvoj igrici postaviti da plave loptice mijenjaju veličinu i brzinu.</text:span></text:p>
        </text:list-item>
        <text:list-item>
          <text:p text:style-name="P176"><text:span text:style-name="T177">Postaviti da crvena loptica iza sebe „vuče“ onoliko loptica koliko je zelenih dotakla (kao zmija).</text:span></text:p>
        </text:list-item>
        <text:list-item>
          <text:p text:style-name="P178"><text:span text:style-name="T179">U drugoj igrici do</text:span><text:span text:style-name="T180">dati neke prepreke za zanimljiviju igru.</text:span></text:p>
        </text:list-item>
        <text:list-item>
          <text:p text:style-name="P181"><text:span text:style-name="T182">Dodati mogućnost biranja boje loptice ili pločice s kojom igramo.</text:span></text:p>
        </text:list-item>
        <text:list-item>
          <text:p text:style-name="P183"><text:span text:style-name="T184">Omogućiti odabir teme same igrice.</text:span></text:p>
        </text:list-item>
        <text:list-item>
          <text:p text:style-name="P185"><text:span text:style-name="T186">Dodati<text:s/></text:span><text:span text:style-name="T187">mjerenje vremena u obje igre.</text:span></text:p>
        </text:list-item>
        <text:list-item>
          <text:p text:style-name="P188"><text:span text:style-name="T189">Korištenje izmjerenog vremena u kombinaciji s brojem osvojenih loptica kao kriterij prilikom formiranja rang liste za prvu igricu.</text:span></text:p>
        </text:list-item>
        <text:list-item>
          <text:p text:style-name="P190"><text:span text:style-name="T191">Kreiranje rang liste za drugu igricu s kriterijem izmjerenog vremena.</text:span></text:p>
        </text:list-item>
        <text:list-item>
          <text:p text:style-name="P192"><text:span text:style-name="T193">Implementacija igrice Pong za 2 igrača tako da može igrati preko mreže, a ne samo lokalno.</text:span></text:p>
        </text:list-item>
      </text:list>
      <text:p text:style-name="P194"/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Helvetica" svg:font-family="Helvetica" style:font-family-generic="roman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ody" style:display-name="Body" style:family="paragraph">
      <style:paragraph-properties fo:margin-bottom="0.1388in" fo:line-height="115%"/>
      <style:text-properties style:font-name="Calibri" style:font-name-asian="Calibri" style:font-name-complex="Calibri" fo:color="#000000" style:letter-kerning="false" fo:font-size="11pt" style:font-size-asian="11pt" style:font-size-complex="11pt" fo:language="de" fo:country="DE" fo:hyphenate="true"/>
    </style:style>
    <style:style style:name="HeaderFooter" style:display-name="Header &amp; Footer" style:family="paragraph">
      <style:paragraph-properties>
        <style:tab-stops>
          <style:tab-stop style:type="right" style:position="6.2638in"/>
        </style:tab-stops>
      </style:paragraph-properties>
      <style:text-properties style:font-name="Helvetica" style:font-name-asian="Arial Unicode MS" style:font-name-complex="Arial Unicode MS" fo:color="#000000" style:letter-kerning="false" fo:hyphenate="true"/>
    </style:style>
    <style:style style:name="Podnožje" style:display-name="Podnožj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style:font-name-asian="Calibri" style:font-name-complex="Calibri" fo:color="#000000" style:letter-kerning="false" fo:font-size="11pt" style:font-size-asian="11pt" style:font-size-complex="11pt" fo:hyphenate="true"/>
    </style:style>
    <style:style style:name="Default" style:display-name="Default" style:family="paragraph">
      <style:text-properties style:font-name="Helvetica" style:font-name-asian="Arial Unicode MS" style:font-name-complex="Arial Unicode MS" fo:color="#000000" style:letter-kerning="false" fo:font-size="11pt" style:font-size-asian="11pt" style:font-size-complex="11pt" fo:hyphenate="true"/>
    </style:style>
    <style:style style:name="ListLabel10" style:display-name="ListLabel 10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ListLabel11" style:display-name="ListLabel 1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" style:display-name="ListLabel 1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3" style:display-name="ListLabel 1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4" style:display-name="ListLabel 1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5" style:display-name="ListLabel 1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6" style:display-name="ListLabel 1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7" style:display-name="ListLabel 1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8" style:display-name="ListLabel 1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28" style:display-name="ListLabel 28" style:family="text">
      <style:text-properties style:font-name="Times New Roman" style:font-name-asian="Times New Roman" style:font-name-complex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6pt" style:font-size-asian="16pt"/>
    </style:style>
    <style:style style:name="ListLabel29" style:display-name="ListLabel 2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0" style:display-name="ListLabel 30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1" style:display-name="ListLabel 31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2" style:display-name="ListLabel 3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3" style:display-name="ListLabel 3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4" style:display-name="ListLabel 3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5" style:display-name="ListLabel 3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36" style:display-name="ListLabel 3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6" style:display-name="ListLabel 46" style:family="text">
      <style:text-properties style:font-name="Times New Roman" style:font-name-asian="Times New Roman" style:font-name-complex="Times New Roman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ListLabel47" style:display-name="ListLabel 4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8" style:display-name="ListLabel 4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49" style:display-name="ListLabel 4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0" style:display-name="ListLabel 50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1" style:display-name="ListLabel 5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2" style:display-name="ListLabel 5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3" style:display-name="ListLabel 5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4" style:display-name="ListLabel 5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5" style:display-name="ListLabel 55" style:family="text">
      <style:text-properties style:font-name="Times New Roman" style:font-name-asian="Times New Roman" style:font-name-complex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6pt" style:font-size-asian="16pt"/>
    </style:style>
    <style:style style:name="ListLabel56" style:display-name="ListLabel 5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7" style:display-name="ListLabel 57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8" style:display-name="ListLabel 5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59" style:display-name="ListLabel 5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0" style:display-name="ListLabel 60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1" style:display-name="ListLabel 61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2" style:display-name="ListLabel 6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63" style:display-name="ListLabel 6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73" style:display-name="ListLabel 73" style:family="text"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ListLabel74" style:display-name="ListLabel 74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75" style:display-name="ListLabel 75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76" style:display-name="ListLabel 76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77" style:display-name="ListLabel 77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78" style:display-name="ListLabel 78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79" style:display-name="ListLabel 79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0" style:display-name="ListLabel 80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1" style:display-name="ListLabel 81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2" style:display-name="ListLabel 82" style:family="text"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ListLabel83" style:display-name="ListLabel 83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4" style:display-name="ListLabel 84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5" style:display-name="ListLabel 85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6" style:display-name="ListLabel 86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7" style:display-name="ListLabel 87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8" style:display-name="ListLabel 88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89" style:display-name="ListLabel 89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90" style:display-name="ListLabel 90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Internetlink" style:display-name="Internet link" style:family="text">
      <style:text-properties style:text-underline-type="single" style:text-underline-style="solid" style:text-underline-width="auto" style:text-underline-mode="continuous" style:text-underline-color="#FFFFFF"/>
    </style:style>
    <style:style style:name="Hyperlink.0" style:display-name="Hyperlink.0" style:family="text" style:parent-style-name="Internetlink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fo:language="en" fo:country="US"/>
    </style:style>
    <style:style style:name="ListLabel91" style:display-name="ListLabel 91" style:family="text">
      <style:text-properties style:font-name="Times New Roman" style:font-name-asian="Times New Roman" style:font-name-complex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6pt" style:font-size-asian="16pt"/>
    </style:style>
    <style:style style:name="ListLabel92" style:display-name="ListLabel 9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93" style:display-name="ListLabel 9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94" style:display-name="ListLabel 9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95" style:display-name="ListLabel 9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96" style:display-name="ListLabel 9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97" style:display-name="ListLabel 97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98" style:display-name="ListLabel 9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99" style:display-name="ListLabel 9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00" style:display-name="ListLabel 100" style:family="text">
      <style:text-properties style:font-name="Times New Roman" style:font-name-asian="Times New Roman" style:font-name-complex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ListLabel101" style:display-name="ListLabel 101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02" style:display-name="ListLabel 10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03" style:display-name="ListLabel 10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04" style:display-name="ListLabel 10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05" style:display-name="ListLabel 10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06" style:display-name="ListLabel 10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07" style:display-name="ListLabel 107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08" style:display-name="ListLabel 10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18" style:display-name="ListLabel 118" style:family="text"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ListLabel119" style:display-name="ListLabel 119" style:family="text">
      <style:text-properties style:font-name-asian="Wingdings 3" style:font-name-complex="Wingdings 3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0" style:display-name="ListLabel 120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1" style:display-name="ListLabel 121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2" style:display-name="ListLabel 122" style:family="text">
      <style:text-properties style:font-name-asian="Wingdings 3" style:font-name-complex="Wingdings 3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3" style:display-name="ListLabel 123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4" style:display-name="ListLabel 124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5" style:display-name="ListLabel 125" style:family="text">
      <style:text-properties style:font-name-asian="Wingdings 3" style:font-name-complex="Wingdings 3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6" style:display-name="ListLabel 126" style:family="text">
      <style:text-properties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7" style:display-name="ListLabel 127" style:family="text">
      <style:text-properties style:font-name="Times New Roman" style:font-name-asian="Times New Roman" style:font-name-complex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6pt" style:font-size-asian="16pt"/>
    </style:style>
    <style:style style:name="ListLabel128" style:display-name="ListLabel 12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29" style:display-name="ListLabel 12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30" style:display-name="ListLabel 130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31" style:display-name="ListLabel 131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32" style:display-name="ListLabel 13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33" style:display-name="ListLabel 13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34" style:display-name="ListLabel 13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ListLabel135" style:display-name="ListLabel 13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2" style:display-name="WWNum2">
      <text:list-level-style-number text:level="1" text:style-name="WW_CharLFO1LVL1" style:num-suffix="." style:num-format="1">
        <style:list-level-properties text:space-before="0in" text:min-label-width="0.1611in" text:list-level-position-and-space-mode="label-alignment">
          <style:list-level-label-alignment text:label-followed-by="listtab" fo:margin-left="0.1611in" fo:text-indent="-0.1611in"/>
        </style:list-level-properties>
      </text:list-level-style-number>
      <text:list-level-style-number text:level="2" text:style-name="WW_CharLFO1LVL2" style:num-suffix="." style:num-format="1">
        <style:list-level-properties text:space-before="0.5555in" text:min-label-width="0.1611in" text:list-level-position-and-space-mode="label-alignment">
          <style:list-level-label-alignment text:label-followed-by="listtab" fo:margin-left="0.7166in" fo:text-indent="-0.1611in"/>
        </style:list-level-properties>
      </text:list-level-style-number>
      <text:list-level-style-number text:level="3" text:style-name="WW_CharLFO1LVL3" style:num-suffix="." style:num-format="1">
        <style:list-level-properties text:space-before="1.1111in" text:min-label-width="0.1611in" text:list-level-position-and-space-mode="label-alignment">
          <style:list-level-label-alignment text:label-followed-by="listtab" fo:margin-left="1.2722in" fo:text-indent="-0.1611in"/>
        </style:list-level-properties>
      </text:list-level-style-number>
      <text:list-level-style-number text:level="4" text:style-name="WW_CharLFO1LVL4" style:num-suffix="." style:num-format="1">
        <style:list-level-properties text:space-before="1.6666in" text:min-label-width="0.1611in" text:list-level-position-and-space-mode="label-alignment">
          <style:list-level-label-alignment text:label-followed-by="listtab" fo:margin-left="1.8277in" fo:text-indent="-0.1611in"/>
        </style:list-level-properties>
      </text:list-level-style-number>
      <text:list-level-style-number text:level="5" text:style-name="WW_CharLFO1LVL5" style:num-suffix="." style:num-format="1">
        <style:list-level-properties text:space-before="2.2222in" text:min-label-width="0.1611in" text:list-level-position-and-space-mode="label-alignment">
          <style:list-level-label-alignment text:label-followed-by="listtab" fo:margin-left="2.3833in" fo:text-indent="-0.1611in"/>
        </style:list-level-properties>
      </text:list-level-style-number>
      <text:list-level-style-number text:level="6" text:style-name="WW_CharLFO1LVL6" style:num-suffix="." style:num-format="1">
        <style:list-level-properties text:space-before="2.7777in" text:min-label-width="0.1611in" text:list-level-position-and-space-mode="label-alignment">
          <style:list-level-label-alignment text:label-followed-by="listtab" fo:margin-left="2.9388in" fo:text-indent="-0.1611in"/>
        </style:list-level-properties>
      </text:list-level-style-number>
      <text:list-level-style-number text:level="7" text:style-name="WW_CharLFO1LVL7" style:num-suffix="." style:num-format="1">
        <style:list-level-properties text:space-before="3.3333in" text:min-label-width="0.1611in" text:list-level-position-and-space-mode="label-alignment">
          <style:list-level-label-alignment text:label-followed-by="listtab" fo:margin-left="3.4944in" fo:text-indent="-0.1611in"/>
        </style:list-level-properties>
      </text:list-level-style-number>
      <text:list-level-style-number text:level="8" text:style-name="WW_CharLFO1LVL8" style:num-suffix="." style:num-format="1">
        <style:list-level-properties text:space-before="3.8888in" text:min-label-width="0.1611in" text:list-level-position-and-space-mode="label-alignment">
          <style:list-level-label-alignment text:label-followed-by="listtab" fo:margin-left="4.05in" fo:text-indent="-0.1611in"/>
        </style:list-level-properties>
      </text:list-level-style-number>
      <text:list-level-style-number text:level="9" text:style-name="WW_CharLFO1LVL9" style:num-suffix="." style:num-format="1">
        <style:list-level-properties text:space-before="4.4444in" text:min-label-width="0.1611in" text:list-level-position-and-space-mode="label-alignment">
          <style:list-level-label-alignment text:label-followed-by="listtab" fo:margin-left="4.6055in" fo:text-indent="-0.1611in"/>
        </style:list-level-properties>
      </text:list-level-style-number>
    </text:list-style>
    <style:style style:name="WW_CharLFO2LVL1" style:family="text">
      <style:text-properties style:font-name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6pt" style:font-size-asian="16pt"/>
    </style:style>
    <style:style style:name="WW_CharLFO2LVL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2LVL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2LVL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2LVL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2LVL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2LVL7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2LVL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2LVL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4" style:display-name="WWNum4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LVL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text:style-name="WW_CharLFO2LVL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text:style-name="WW_CharLFO2LVL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text:style-name="WW_CharLFO2LVL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LVL1" style:family="text">
      <style:text-properties style:font-name="Times New Roman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WW_CharLFO3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3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6" style:display-name="WWNum6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.177in" text:min-label-width="0.3229in" text:list-level-position-and-space-mode="label-alignment">
          <style:list-level-label-alignment text:label-followed-by="listtab" fo:margin-left="1.5in" fo:text-indent="-0.3229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text:space-before="2.677in" text:min-label-width="0.3229in" text:list-level-position-and-space-mode="label-alignment">
          <style:list-level-label-alignment text:label-followed-by="listtab" fo:margin-left="3in" fo:text-indent="-0.3229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text:space-before="4.177in" text:min-label-width="0.3229in" text:list-level-position-and-space-mode="label-alignment">
          <style:list-level-label-alignment text:label-followed-by="listtab" fo:margin-left="4.5in" fo:text-indent="-0.3229in"/>
        </style:list-level-properties>
      </text:list-level-style-number>
    </text:list-style>
    <style:style style:name="WW_CharLFO4LVL1" style:family="text">
      <style:text-properties style:font-name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6pt" style:font-size-asian="16pt"/>
    </style:style>
    <style:style style:name="WW_CharLFO4LVL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7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4LVL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7" style:display-name="WWNum7">
      <text:list-level-style-number text:level="1" text:style-name="WW_CharLFO4LVL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4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4LVL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text:style-name="WW_CharLFO4LVL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text:style-name="WW_CharLFO4LVL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text:style-name="WW_CharLFO4LVL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text:style-name="WW_CharLFO4LVL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LVL1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WW_CharLFO5LVL2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3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4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5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6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7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8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5LVL9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9" style:display-name="WWNum9">
      <text:list-level-style-bullet text:level="1" text:style-name="WW_CharLFO5LVL1" text:bullet-char="▪">
        <style:list-level-properties text:space-before="0.2361in" text:min-label-width="0.2951in" text:list-level-position-and-space-mode="label-alignment">
          <style:list-level-label-alignment text:label-followed-by="listtab" fo:margin-left="0.5312in" fo:text-indent="-0.2951in"/>
        </style:list-level-properties>
        <style:text-properties style:font-name="Arial Unicode MS"/>
      </text:list-level-style-bullet>
      <text:list-level-style-bullet text:level="2" text:style-name="WW_CharLFO5LVL2" text:bullet-char="o">
        <style:list-level-properties text:space-before="0.7361in" text:min-label-width="0.2951in" text:list-level-position-and-space-mode="label-alignment">
          <style:list-level-label-alignment text:label-followed-by="listtab" fo:margin-left="1.0312in" fo:text-indent="-0.2951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1.2361in" text:min-label-width="0.2951in" text:list-level-position-and-space-mode="label-alignment">
          <style:list-level-label-alignment text:label-followed-by="listtab" fo:margin-left="1.5312in" fo:text-indent="-0.2951in"/>
        </style:list-level-properties>
        <style:text-properties style:font-name="Arial Unicode MS"/>
      </text:list-level-style-bullet>
      <text:list-level-style-bullet text:level="4" text:style-name="WW_CharLFO5LVL4" text:bullet-char="•">
        <style:list-level-properties text:space-before="1.7361in" text:min-label-width="0.2951in" text:list-level-position-and-space-mode="label-alignment">
          <style:list-level-label-alignment text:label-followed-by="listtab" fo:margin-left="2.0312in" fo:text-indent="-0.2951in"/>
        </style:list-level-properties>
        <style:text-properties style:font-name="Arial Unicode MS"/>
      </text:list-level-style-bullet>
      <text:list-level-style-bullet text:level="5" text:style-name="WW_CharLFO5LVL5" text:bullet-char="o">
        <style:list-level-properties text:space-before="2.2361in" text:min-label-width="0.2951in" text:list-level-position-and-space-mode="label-alignment">
          <style:list-level-label-alignment text:label-followed-by="listtab" fo:margin-left="2.5312in" fo:text-indent="-0.2951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2.7361in" text:min-label-width="0.2951in" text:list-level-position-and-space-mode="label-alignment">
          <style:list-level-label-alignment text:label-followed-by="listtab" fo:margin-left="3.0312in" fo:text-indent="-0.2951in"/>
        </style:list-level-properties>
        <style:text-properties style:font-name="Arial Unicode MS"/>
      </text:list-level-style-bullet>
      <text:list-level-style-bullet text:level="7" text:style-name="WW_CharLFO5LVL7" text:bullet-char="•">
        <style:list-level-properties text:space-before="3.2361in" text:min-label-width="0.2951in" text:list-level-position-and-space-mode="label-alignment">
          <style:list-level-label-alignment text:label-followed-by="listtab" fo:margin-left="3.5312in" fo:text-indent="-0.2951in"/>
        </style:list-level-properties>
        <style:text-properties style:font-name="Arial Unicode MS"/>
      </text:list-level-style-bullet>
      <text:list-level-style-bullet text:level="8" text:style-name="WW_CharLFO5LVL8" text:bullet-char="o">
        <style:list-level-properties text:space-before="3.7361in" text:min-label-width="0.2951in" text:list-level-position-and-space-mode="label-alignment">
          <style:list-level-label-alignment text:label-followed-by="listtab" fo:margin-left="4.0312in" fo:text-indent="-0.2951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4.2361in" text:min-label-width="0.2951in" text:list-level-position-and-space-mode="label-alignment">
          <style:list-level-label-alignment text:label-followed-by="listtab" fo:margin-left="4.5312in" fo:text-indent="-0.2951in"/>
        </style:list-level-properties>
        <style:text-properties style:font-name="Arial Unicode MS"/>
      </text:list-level-style-bullet>
    </text:list-style>
    <style:style style:name="WW_CharLFO6LVL1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WW_CharLFO6LVL2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3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4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5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6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7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8" style:family="text">
      <style:text-properties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6LVL9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10" style:display-name="WWNum10">
      <text:list-level-style-bullet text:level="1" text:style-name="WW_CharLFO6LVL1" text:bullet-char="▪">
        <style:list-level-properties text:space-before="0.2416in" text:min-label-width="0.25in" text:list-level-position-and-space-mode="label-alignment">
          <style:list-level-label-alignment text:label-followed-by="listtab" fo:margin-left="0.4916in" fo:text-indent="-0.25in"/>
        </style:list-level-properties>
        <style:text-properties style:font-name="Arial Unicode MS"/>
      </text:list-level-style-bullet>
      <text:list-level-style-bullet text:level="2" text:style-name="WW_CharLFO6LVL2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3" text:style-name="WW_CharLFO6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Arial Unicode MS"/>
      </text:list-level-style-bullet>
      <text:list-level-style-bullet text:level="4" text:style-name="WW_CharLFO6LVL4" text:bullet-char="•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Arial Unicode MS"/>
      </text:list-level-style-bullet>
      <text:list-level-style-bullet text:level="5" text:style-name="WW_CharLFO6LVL5" text:bullet-char="o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6" text:style-name="WW_CharLFO6LVL6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Arial Unicode MS"/>
      </text:list-level-style-bullet>
      <text:list-level-style-bullet text:level="7" text:style-name="WW_CharLFO6LVL7" text:bullet-char="•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Arial Unicode MS"/>
      </text:list-level-style-bullet>
      <text:list-level-style-bullet text:level="8" text:style-name="WW_CharLFO6LVL8" text:bullet-char="o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9" text:style-name="WW_CharLFO6LVL9" text:bullet-char="▪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Arial Unicode MS"/>
      </text:list-level-style-bullet>
    </text:list-style>
    <style:style style:name="WW_CharLFO7LVL1" style:family="text">
      <style:text-properties style:font-name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6pt" style:font-size-asian="16pt"/>
    </style:style>
    <style:style style:name="WW_CharLFO7LVL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7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7LVL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11" style:display-name="WWNum11">
      <text:list-level-style-number text:level="1" text:style-name="WW_CharLFO7LVL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7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7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7LVL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text:style-name="WW_CharLFO7LVL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text:style-name="WW_CharLFO7LVL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text:style-name="WW_CharLFO7LVL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text:style-name="WW_CharLFO7LVL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8LVL1" style:family="text">
      <style:text-properties style:font-name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WW_CharLFO8LVL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7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8LVL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12" style:display-name="WWNum12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8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text:style-name="WW_CharLFO8LVL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text:style-name="WW_CharLFO8LVL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text:style-name="WW_CharLFO8LVL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text:style-name="WW_CharLFO8LVL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 fo:font-size="12pt" style:font-size-asian="12pt"/>
    </style:style>
    <style:style style:name="WW_CharLFO9LVL2" style:family="text">
      <style:text-properties style:font-name="Wingdings 3" style:font-name-asian="Wingdings 3" style:font-name-complex="Wingdings 3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3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4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5" style:family="text">
      <style:text-properties style:font-name="Wingdings 3" style:font-name-asian="Wingdings 3" style:font-name-complex="Wingdings 3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6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7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8" style:family="text">
      <style:text-properties style:font-name="Wingdings 3" style:font-name-asian="Wingdings 3" style:font-name-complex="Wingdings 3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9LVL9" style:family="text">
      <style:text-properties style:font-name="Arial Unicode MS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14" style:display-name="WWNum14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Unicode M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 3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 Unicode MS"/>
      </text:list-level-style-bullet>
      <text:list-level-style-bullet text:level="4" text:style-name="WW_CharLFO9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 Unicode MS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 3"/>
      </text:list-level-style-bullet>
      <text:list-level-style-bullet text:level="6" text:style-name="WW_CharLFO9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 Unicode MS"/>
      </text:list-level-style-bullet>
      <text:list-level-style-bullet text:level="7" text:style-name="WW_CharLFO9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 Unicode MS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 3"/>
      </text:list-level-style-bullet>
      <text:list-level-style-bullet text:level="9" text:style-name="WW_CharLFO9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 Unicode MS"/>
      </text:list-level-style-bullet>
    </text:list-style>
    <style:style style:name="WW_CharLFO10LVL1" style:family="text">
      <style:text-properties style:font-name="Times New Roman"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 fo:font-size="16pt" style:font-size-asian="16pt"/>
    </style:style>
    <style:style style:name="WW_CharLFO10LVL2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0LVL3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0LVL4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0LVL5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0LVL6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0LVL7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0LVL8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style:style style:name="WW_CharLFO10LVL9" style:family="text">
      <style:text-properties fo:font-weight="bold" style:font-weight-asian="bold" style:font-weight-complex="bold" fo:text-transform="none" fo:font-variant="normal" style:text-line-through-type="none" style:text-outline="false" style:font-relief="none" fo:letter-spacing="normal" style:text-scale="100%" style:letter-kerning="false" style:text-position="0% 100%"/>
    </style:style>
    <text:list-style style:name="WWNum15" style:display-name="WWNum15">
      <text:list-level-style-number text:level="1" text:style-name="WW_CharLFO10LVL1" style:num-suffix=".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text:style-name="WW_CharLFO10LVL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text:style-name="WW_CharLFO10LVL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text:style-name="WW_CharLFO10LVL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text:style-name="WW_CharLFO10LVL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Zaglavlje" style:display-name="Zaglavlj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ZaglavljeChar" style:display-name="Zaglavlje Char" style:family="text" style:parent-style-name="Zadanifontodlomka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722in" fo:margin-left="0.984in" fo:margin-bottom="0.4722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18in"/>
      </style:header-style>
      <style:footer-style>
        <style:header-footer-properties style:dynamic-spacing="true" fo:min-height="0.5118in"/>
      </style:footer-style>
    </style:page-layout>
    <style:style style:name="P52" style:parent-style-name="Podnožje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HeaderFooter"/>
      </style:header>
      <style:footer>
        <text:p text:style-name="P52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ihana Štifanić</dc:creator>
    <meta:creation-date>2020-03-02T23:15:00Z</meta:creation-date>
    <dc:date>2020-12-07T17:53:00Z</dc:date>
    <meta:template xlink:href="Normal.dotm" xlink:type="simple"/>
    <meta:editing-cycles>11</meta:editing-cycles>
    <meta:editing-duration>PT1620S</meta:editing-duration>
    <meta:document-statistic meta:page-count="1" meta:paragraph-count="11" meta:word-count="859" meta:character-count="5746" meta:row-count="40" meta:non-whitespace-character-count="4898"/>
  </office:meta>
</office:document-meta>
</file>